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officeooo:rsid="0002de37" officeooo:paragraph-rsid="0002de37" style:font-weight-asian="normal" style:font-weight-complex="normal"/>
    </style:style>
    <style:style style:name="P5" style:family="paragraph" style:parent-style-name="Text_20_body">
      <style:text-properties officeooo:paragraph-rsid="0001c82d"/>
    </style:style>
    <style:style style:name="P6" style:family="paragraph" style:parent-style-name="Text_20_body">
      <style:text-properties officeooo:rsid="0002de37" officeooo:paragraph-rsid="0002de37"/>
    </style:style>
    <style:style style:name="P7" style:family="paragraph" style:parent-style-name="Preformatted_20_Text">
      <style:text-properties officeooo:rsid="0002de37" officeooo:paragraph-rsid="0002de37"/>
    </style:style>
    <style:style style:name="P8" style:family="paragraph" style:parent-style-name="Heading_20_1">
      <style:text-properties fo:font-weight="normal" style:font-weight-asian="normal" style:font-weight-complex="normal"/>
    </style:style>
    <style:style style:name="P9" style:family="paragraph" style:parent-style-name="Heading_20_2">
      <style:text-properties fo:font-weight="bold" style:font-weight-asian="bold" style:font-weight-complex="bold"/>
    </style:style>
    <style:style style:name="P10" style:family="paragraph" style:parent-style-name="Heading_20_2">
      <style:text-properties fo:font-weight="bold" officeooo:rsid="0002de37" officeooo:paragraph-rsid="0002de37" style:font-weight-asian="bold" style:font-weight-complex="bold"/>
    </style:style>
    <style:style style:name="P11" style:family="paragraph" style:parent-style-name="Heading_20_2">
      <style:text-properties fo:font-weight="bold" officeooo:rsid="0001c82d" officeooo:paragraph-rsid="0001c82d" style:font-weight-asian="bold" style:font-weight-complex="bold"/>
    </style:style>
    <style:style style:name="P12" style:family="paragraph" style:parent-style-name="Heading_20_2">
      <style:text-properties officeooo:rsid="0002de37" officeooo:paragraph-rsid="0002de37"/>
    </style:style>
    <style:style style:name="P13" style:family="paragraph" style:parent-style-name="Heading_20_2">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1c82d"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officeooo:rsid="0001c82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oodylib" <text:span text:style-name="T1">compiles a host of Hugo standard library updates (admittedly, in some cases, routines were only modified to get rid of </text:span>jump<text:span text:style-name="T1"> commands to make them easier to replace). Beyond that, "</text:span>Roodylib<text:span text:style-name="T1">" collects a bunch of utility routines meant to extend the capabilities of the average Hugo game. What stays in and out is likely to be a work in progress.</text:span></text:p>
      <text:p text:style-name="P3"/>
      <text:h text:style-name="P8" text:outline-level="1">Special notes on certain things</text:h>
      <text:p text:style-name="P3">As many of the routines are new, the following sections have additional notes on their usage.</text:p>
      <text:h text:style-name="P10" text:outline-level="2">CallFinish</text:h>
      <text:p text:style-name="P4">Since changing the endflag global variable to end the game can be a little confusing to new authors, CallFinish exists solely to have a routine for changing the endflag variable.</text:p>
      <text:p text:style-name="P4"/>
      <text:p text:style-name="P7">CallFinish(end_type)</text:p>
      <text:p text:style-name="P6"/>
      <text:p text:style-name="P6">So, just call the routine with the endflag value you'd like ( 1 defaults to "You have won", 2 defaults to "You have died").</text:p>
      <text:h text:style-name="P12" text:outline-level="2">MakePlayer</text:h>
      <text:p text:style-name="P6">When changing the player_person global variable, one can forget that the player object's pronouns also need to be updated. <text:s/>MakePlayer exists to remind the player of the necessity.</text:p>
      <text:p text:style-name="P6"/>
      <text:p text:style-name="P7">MakePlayer(player_object, playerperson)</text:p>
      <text:p text:style-name="P7"/>
      <text:p text:style-name="P6">So, if your game is in the third person and stars a character named Bob, you might call MakePlayer(bob, 3).</text:p>
      <text:h text:style-name="P9" text:outline-level="2">SpecialKey (EndGame companion routine)</text:h>
      <text:p text:style-name="P3">SpecialKey lets you have configurable EndGame menus without having to replace EndGame. This way, the final choice of the game might have an additional (A)MUSING option or such. SpecialKey <text:s/>would be used in the following manner.</text:p>
      <text:p text:style-name="Preformatted_20_Text">replace SpecialKey(end_type)</text:p>
      <text:p text:style-name="Preformatted_20_Text">{</text:p>
      <text:p text:style-name="Preformatted_20_Text"><text:s text:c="8"/>if end_type = 3 and (word[1] = "s","special")</text:p>
      <text:p text:style-name="Preformatted_20_Text"><text:s text:c="16"/>{</text:p>
      <text:p text:style-name="Preformatted_20_Text"><text:s text:c="16"/>return word[1]</text:p>
      <text:p text:style-name="Preformatted_20_Text"><text:s text:c="16"/>}</text:p>
      <text:p text:style-name="Preformatted_20_Text"><text:s text:c="8"/>else</text:p>
      <text:p text:style-name="Preformatted_20_Text"><text:s text:c="16"/>return false</text:p>
      <text:p text:style-name="Preformatted_20_Text">}</text:p>
      <text:p text:style-name="Preformatted_20_Text"/>
      <text:p text:style-name="Text_20_body">This way, SpecialKey only accepts the correct letter or word ("s" and "special" in this case) if the endflag value matches what we want (3 in this case). EndGame then goes on to execute SpecialRoutine:</text:p>
      <text:p text:style-name="Preformatted_20_Text">replace SpecialRoutine</text:p>
      <text:p text:style-name="Preformatted_20_Text">{</text:p>
      <text:p text:style-name="Preformatted_20_Text">&lt;SpecialRoutine code&gt;</text:p>
      <text:p text:style-name="Preformatted_20_Text">}</text:p>
      <text:p text:style-name="Standard"><text:soft-page-break/></text:p>
      <text:h text:style-name="Heading_20_2" text:outline-level="2">PreParseError</text:h>
      <text:p text:style-name="Standard">PreParseError currently has no specific function. It's just a routine that I threw into ParseError (yes, it's "pre-ParseError"; it has nothing to do with PreParse), so in the rare cases you want to execute something before error messages are printed, you have an easy place to put code. If PreParseError returns true, no error message is printed. Otherwise, ParseError runs normally.</text:p>
      <text:p text:style-name="Standard"/>
      <text:h text:style-name="Heading_20_2" text:outline-level="2">StatusType4</text:h>
      <text:p text:style-name="Standard">! Roody's note: Replace this if you want to use the top right area</text:p>
      <text:p text:style-name="Standard">! for something else ("HUNGRY", "TIRED", or whatever)</text:p>
      <text:p text:style-name="Standard">routine STATUSTYPE4</text:p>
      <text:p text:style-name="Standard">{}</text:p>
      <text:p text:style-name="Standard"/>
      <text:p text:style-name="Standard">If you want to have a non-standard status line where something different than time or score/moves goes in the top right corner, you can set your STATUSTYPE global to 4 and then replace the STATUSTYPE4 routine with something that prints whatever you want, like:</text:p>
      <text:p text:style-name="Standard"/>
      <text:p text:style-name="Preformatted_20_Text">replace STATUSTYPE4</text:p>
      <text:p text:style-name="Preformatted_20_Text">{</text:p>
      <text:p text:style-name="Preformatted_20_Text"><text:tab/>select player.tired_level</text:p>
      <text:p text:style-name="Preformatted_20_Text"><text:tab/><text:tab/>case 0 : "ALERT";</text:p>
      <text:p text:style-name="Preformatted_20_Text"><text:tab/><text:tab/>case 1: "DROWSY";</text:p>
      <text:p text:style-name="Preformatted_20_Text"><text:tab/><text:tab/>case 2: "BARELY AWAKE;</text:p>
      <text:p text:style-name="Preformatted_20_Text"><text:tab/><text:tab/>case 3: "ASLEEP";</text:p>
      <text:p text:style-name="Preformatted_20_Text">}</text:p>
      <text:p text:style-name="Standard"/>
      <text:h text:style-name="Heading_20_2" text:outline-level="2">Vehicles</text:h>
      <text:p text:style-name="Text_20_body">I've changed up the default vehicle class a little. If you have a vehicle where "out" and "up" are not the default directions for leaving a vehicle, you can replace the "before parent(player) DoGo" property so it works like how you intend.</text:p>
      <text:p text:style-name="Text_20_body"/>
      <text:p text:style-name="Preformatted_20_Text">#ifclear NO_VERBS</text:p>
      <text:p text:style-name="Preformatted_20_Text"><text:tab/>before</text:p>
      <text:p text:style-name="Preformatted_20_Text"><text:tab/>{</text:p>
      <text:p text:style-name="Preformatted_20_Text"><text:tab/><text:tab/>parent(player) DoGo</text:p>
      <text:p text:style-name="Preformatted_20_Text"><text:tab/><text:tab/>{</text:p>
      <text:p text:style-name="Preformatted_20_Text"><text:tab/><text:tab/><text:tab/>if word[2] = "out" and object = self</text:p>
      <text:p text:style-name="Preformatted_20_Text"><text:tab/><text:tab/><text:tab/>{</text:p>
      <text:p text:style-name="Preformatted_20_Text"><text:tab/><text:tab/><text:tab/><text:tab/>object = out_obj</text:p>
      <text:p text:style-name="Preformatted_20_Text"><text:tab/><text:tab/><text:tab/><text:tab/>return false</text:p>
      <text:p text:style-name="Preformatted_20_Text"><text:tab/><text:tab/><text:tab/>}</text:p>
      <text:p text:style-name="Preformatted_20_Text"><text:tab/><text:tab/><text:tab/>if (object ~= u_obj, out_obj) and object.type = direction</text:p>
      <text:p text:style-name="Preformatted_20_Text"><text:tab/><text:tab/><text:tab/>{</text:p>
      <text:p text:style-name="Preformatted_20_Text"><text:tab/><text:tab/><text:tab/><text:tab/>! "To walk, you'll have to get out..."</text:p>
      <text:p text:style-name="Preformatted_20_Text"><text:tab/><text:tab/><text:tab/><text:tab/>OMessage(vehicle, 1, self)</text:p>
      <text:p text:style-name="Preformatted_20_Text"><text:tab/><text:tab/><text:tab/><text:tab/>return true</text:p>
      <text:p text:style-name="Preformatted_20_Text"><text:tab/><text:tab/><text:tab/>}</text:p>
      <text:p text:style-name="Preformatted_20_Text"><text:tab/><text:tab/><text:tab/>else</text:p>
      <text:p text:style-name="Preformatted_20_Text"><text:tab/><text:tab/><text:tab/><text:tab/>return object</text:p>
      <text:p text:style-name="Preformatted_20_Text"><text:tab/><text:tab/>}</text:p>
      <text:p text:style-name="Preformatted_20_Text"><text:tab/>}</text:p>
      <text:p text:style-name="Preformatted_20_Text">#endif</text:p>
      <text:p text:style-name="Preformatted_20_Text"><text:soft-page-break/><text:tab/>is enterable, static</text:p>
      <text:p text:style-name="Preformatted_20_Text">}</text:p>
      <text:p text:style-name="Preformatted_20_Text">#endif ! #ifset USE_VEHICLES</text:p>
      <text:p text:style-name="Standard"/>
      <text:p text:style-name="Standard">should move last_library_object to new shell</text:p>
      <text:p text:style-name="Standard"/>
      <text:h text:style-name="Heading_20_2" text:outline-level="2">DoQuit</text:h>
      <text:p text:style-name="Text_20_body">I took a page out of Hollywood Hijinx's book and added a default message that prints when the player leaves the game (and waits for a final keypress). Right now, it defaults to "Thanks for playing!" but using the message replacement system could easily be changed to something with more gravitas.</text:p>
      <text:p text:style-name="Text_20_body"/>
      <text:h text:style-name="Heading_20_2" text:outline-level="2">DoPushDir</text:h>
      <text:p text:style-name="Standard">I added library-side support to DoPushDir. If nothing is done besides including roodylib, a game will just offer nice that-won't-work messages to commands like &gt;ROLL OBJECT SOUTHEAST. If you set the switch "USE_ROLLABLES", the game will allow the pushing of objects with the mobile attribute.</text:p>
      <text:h text:style-name="Heading_20_2" text:outline-level="2">"Settings" objects</text:h>
      <text:p text:style-name="Text_20_body">I gave libraries their own "settings" objects to hold property values that'd otherwise be global variables. Depending on whether or not they had commands that needed to be run at the start of the game or each turn, I also <text:span text:style-name="T3">put them</text:span><text:span text:style-name="T4"> into an object called init_instructions or main_instructions, depending on where they should be called. I made two routines, Init_Calls and Main_Calls, that looks for children of those objects and runs any appicable code.</text:span></text:p>
      <text:p text:style-name="Standard"/>
      <text:p text:style-name="Standard">Here is roodylib's own settings object:</text:p>
      <text:p text:style-name="Preformatted_20_Text">object roodylib</text:p>
      <text:p text:style-name="Preformatted_20_Text">{</text:p>
      <text:p text:style-name="Preformatted_20_Text"><text:tab/>in init_instructions</text:p>
      <text:p text:style-name="Preformatted_20_Text"><text:tab/>type settings</text:p>
      <text:p text:style-name="Preformatted_20_Text"><text:tab/>execute</text:p>
      <text:p text:style-name="Preformatted_20_Text"><text:tab/><text:tab/>{</text:p>
      <text:p text:style-name="Preformatted_20_Text"><text:tab/><text:tab/>CalculateHolding(player)</text:p>
      <text:p text:style-name="Preformatted_20_Text">#ifset USE_PLURAL_OBJECTS</text:p>
      <text:p text:style-name="Preformatted_20_Text"><text:tab/><text:tab/>InitPluralObjects</text:p>
      <text:p text:style-name="Preformatted_20_Text">#endif</text:p>
      <text:p text:style-name="Preformatted_20_Text"><text:tab/><text:tab/>}</text:p>
      <text:p text:style-name="Preformatted_20_Text">}</text:p>
      <text:p text:style-name="Standard"/>
      <text:p text:style-name="Standard">In having the above code there, it is no longer the author's responsibility to make sure those routines are called in init.</text:p>
      <text:p text:style-name="Standard"/>
      <text:h text:style-name="Heading_20_2" text:outline-level="2">CheapTitle</text:h>
      <text:p text:style-name="Text_20_body">There are certain times in a game where it might be "in between" status lines. Since it's not possible to get rid of a status bar, once drawn, in glk interpreters, I thought it'd be better to draw a status bar right away and fill it with placeholder text. I call this placeholder text "CheapTitle" (even though this does not require the cheap library). Currently, roodylib checks for the defined constant GAME_TITLE. If present, it prints that. Otherwise, it prints whatever is returned by the CheapTitle routine:</text:p>
      <text:p text:style-name="Preformatted_20_Text"><text:soft-page-break/>routine CheapTitle</text:p>
      <text:p text:style-name="Preformatted_20_Text">{</text:p>
      <text:p text:style-name="Preformatted_20_Text"><text:tab/>return "Hugo Interactive Fiction"</text:p>
      <text:p text:style-name="Preformatted_20_Text">}</text:p>
      <text:p text:style-name="Preformatted_20_Text"/>
      <text:h text:style-name="Heading_20_2" text:outline-level="2">ClearArray</text:h>
      <text:p text:style-name="Text_20_body">This routine, like the name implies, is used for clearing arrays. I find that it is not especially infrequent that I need such a routine</text:p>
      <text:p text:style-name="Preformatted_20_Text">ClearArray([array name])</text:p>
      <text:p text:style-name="Standard"/>
      <text:h text:style-name="Heading_20_2" text:outline-level="2">LinesFromTop</text:h>
      <text:p text:style-name="Text_20_body">Some people have noticed how my games are often "top-justified". I use <text:span text:style-name="T3">locate</text:span><text:span text:style-name="T4"> so text begins near the top of the screen after a cleared screen. I made this the default action in roodylib, but how many lines from the top is up to the author. Just replace LinesFromTop with something that returns the number of lines you want:</text:span></text:p>
      <text:p text:style-name="Preformatted_20_Text">replace LinesFromTop</text:p>
      <text:p text:style-name="Preformatted_20_Text">{</text:p>
      <text:p text:style-name="Preformatted_20_Text">return 2</text:p>
      <text:p text:style-name="Preformatted_20_Text">}</text:p>
      <text:p text:style-name="P1">Note: If you want traditional bottom-screen printing, have it return "display.windowlines".</text:p>
      <text:p text:style-name="P1"/>
      <text:h text:style-name="Heading_20_2" text:outline-level="2">IsGlk</text:h>
      <text:p text:style-name="Standard">Instead of having a glk-checking library extension, I incorporated it into the library itself. Anyhow, the routine is available for everyone to use for their own stuff. If you want to check glk-ness, just run:</text:p>
      <text:p text:style-name="Preformatted_20_Text">If IsGlk</text:p>
      <text:p text:style-name="Preformatted_20_Text"><text:tab/>&lt;code to be run if it's a glk interpreter&gt;</text:p>
      <text:p text:style-name="Preformatted_20_Text"/>
      <text:p text:style-name="Preformatted_20_Text">(Note: It'll only work properly from the main window, so if you are replacing PrintStatusLine or something, call it before you draw the status window and set its value to a local variable for you to use later.)</text:p>
      <text:h text:style-name="Heading_20_2" text:outline-level="2">RedrawScreen</text:h>
      <text:p text:style-name="Standard">RedrawScreen is a routine that checks for changes in screen size, redrawing the screen right away so the game doesn't trudge on with inaccurate margins. It is meant to be thrown in PreParse like such:</text:p>
      <text:p text:style-name="Preformatted_20_Text"/>
      <text:p text:style-name="Preformatted_20_Text">replace PreParse</text:p>
      <text:p text:style-name="Preformatted_20_Text">{</text:p>
      <text:p text:style-name="Preformatted_20_Text">RedrawScreen</text:p>
      <text:p text:style-name="Preformatted_20_Text">&lt;other PreParse code&gt;</text:p>
      <text:p text:style-name="Preformatted_20_Text">}</text:p>
      <text:p text:style-name="Text_20_body"/>
      <text:h text:style-name="P8" text:outline-level="1">Some Debugging routines-</text:h>
      <text:p text:style-name="P3">Roodylib has some extra verbroutines that are only available when the DEBUG switch is set.</text:p>
      <text:h text:style-name="P13" text:outline-level="2"><text:soft-page-break/>DoScope / DoScopeRooms</text:h>
      <text:p text:style-name="P3">Typing "scope" will list all of the objects within scope of the player in the current location. Typing "scope rooms" will list everything in scope in every room.</text:p>
      <text:h text:style-name="P13" text:outline-level="2">DoVerbTest</text:h>
      <text:p text:style-name="P3">&gt;VERBTEST &lt;object&gt; will run the given object through a bunch of verblib verbs (and some verbstub verbs, too, if verbstub has been included). The intention is to remind you what commands still need responses so your game feels well-implemented.</text:p>
      <text:h text:style-name="Heading_20_2" text:outline-level="2">NEW_STYLE_PRONOUNS</text:h>
      <text:p text:style-name="P2">(Read in-file comments)</text:p>
      <text:h text:style-name="Heading_20_2" text:outline-level="2">ROUTINE GRAMMAR HELPER</text:h>
      <text:p text:style-name="P2">(Read in-file comments)</text:p>
      <text:p text:style-name="P2"/>
      <text:h text:style-name="P11" text:outline-level="2">NO_LOOK_TURNS</text:h>
      <text:p text:style-name="P5"><text:span text:style-name="T5">#set</text:span><text:span text:style-name="T2"> this flag if you want your game to not count "look" turns as moves. DoLookAround, DoLook, DoLookIn, and DoLookThrough do not take up a turn. DoLookUnder still takes a turn as it seems a more "physical" action.</text:span></text:p>
      <text:h text:style-name="Heading_20_1" text:outline-level="1">Contact:</text:h>
      <text:p text:style-name="Text_20_body">Well, that's it, I think, but if you have any questions or concerns, shoot me an e-mail at <text:a xlink:type="simple" xlink:href="mailto:roody.yogurt@gmail.com">roody.yogurt@gmail.com</text:a>. Thanks for checkingout RoodyLi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43S</meta:editing-duration>
    <meta:editing-cycles>13</meta:editing-cycles>
    <meta:generator>LibreOffice/4.1.4.2$Windows_x86 LibreOffice_project/0a0440ccc0227ad9829de5f46be37cfb6edcf72</meta:generator>
    <dc:date>2014-03-03T13:31:24.575000000</dc:date>
    <meta:document-statistic meta:table-count="0" meta:image-count="0" meta:object-count="0" meta:page-count="5" meta:paragraph-count="132" meta:word-count="1261" meta:character-count="7779" meta:non-whitespace-character-count="6491"/>
    <meta:user-defined meta:name="Info 1"/>
    <meta:user-defined meta:name="Info 2"/>
    <meta:user-defined meta:name="Info 3"/>
    <meta:user-defined meta:name="Info 4"/>
  </office:meta>
</office:document-meta>
</file>